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8A">
            <text:p>TUa-1608A</text:p>
          </table:table-cell>
          <table:table-cell office:value-type="float" office:value="69.18">
            <text:p>69.18</text:p>
          </table:table-cell>
          <table:table-cell office:value-type="float" office:value="33.41">
            <text:p>33.41</text:p>
          </table:table-cell>
          <table:table-cell office:value-type="float" office:value="9165.0">
            <text:p>9165.0</text:p>
          </table:table-cell>
          <table:table-cell office:value-type="float" office:value="119.27">
            <text:p>119.2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8.5">
            <text:p>48.5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7A">
            <text:p>TUa-1607A</text:p>
          </table:table-cell>
          <table:table-cell office:value-type="float" office:value="69.17">
            <text:p>69.17</text:p>
          </table:table-cell>
          <table:table-cell office:value-type="float" office:value="33.4">
            <text:p>33.4</text:p>
          </table:table-cell>
          <table:table-cell office:value-type="float" office:value="9185.0">
            <text:p>9185.0</text:p>
          </table:table-cell>
          <table:table-cell office:value-type="float" office:value="125.0">
            <text:p>125.0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3.8607370811802246">
            <text:p>3.8607370811802246</text:p>
          </table:table-cell>
          <table:table-cell office:value-type="float" office:value="3.8607370811802246">
            <text:p>3.860737081180224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6A">
            <text:p>TUa-1606A</text:p>
          </table:table-cell>
          <table:table-cell office:value-type="float" office:value="69.24">
            <text:p>69.24</text:p>
          </table:table-cell>
          <table:table-cell office:value-type="float" office:value="33.32">
            <text:p>33.32</text:p>
          </table:table-cell>
          <table:table-cell office:value-type="float" office:value="8140.0">
            <text:p>8140.0</text:p>
          </table:table-cell>
          <table:table-cell office:value-type="float" office:value="119.27">
            <text:p>119.2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3.3023159767048336">
            <text:p>3.3023159767048336</text:p>
          </table:table-cell>
          <table:table-cell office:value-type="float" office:value="3.3023159767048336">
            <text:p>3.302315976704833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8A">
            <text:p>T-12398A</text:p>
          </table:table-cell>
          <table:table-cell office:value-type="float" office:value="69.25">
            <text:p>69.25</text:p>
          </table:table-cell>
          <table:table-cell office:value-type="float" office:value="33.33">
            <text:p>33.33</text:p>
          </table:table-cell>
          <table:table-cell office:value-type="float" office:value="4895.0">
            <text:p>4895.0</text:p>
          </table:table-cell>
          <table:table-cell office:value-type="float" office:value="137.93">
            <text:p>137.9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4.201819940216382">
            <text:p>4.201819940216382</text:p>
          </table:table-cell>
          <table:table-cell office:value-type="float" office:value="4.201819940216382">
            <text:p>4.201819940216382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4127A">
            <text:p>T-14127A</text:p>
          </table:table-cell>
          <table:table-cell office:value-type="float" office:value="69.17">
            <text:p>69.17</text:p>
          </table:table-cell>
          <table:table-cell office:value-type="float" office:value="33.39">
            <text:p>33.39</text:p>
          </table:table-cell>
          <table:table-cell office:value-type="float" office:value="8935.0">
            <text:p>8935.0</text:p>
          </table:table-cell>
          <table:table-cell office:value-type="float" office:value="122.07">
            <text:p>122.07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6A">
            <text:p>T-12396A</text:p>
          </table:table-cell>
          <table:table-cell office:value-type="float" office:value="69.26">
            <text:p>69.26</text:p>
          </table:table-cell>
          <table:table-cell office:value-type="float" office:value="33.23">
            <text:p>33.23</text:p>
          </table:table-cell>
          <table:table-cell office:value-type="float" office:value="5790.0">
            <text:p>5790.0</text:p>
          </table:table-cell>
          <table:table-cell office:value-type="float" office:value="152.4">
            <text:p>152.4</text:p>
          </table:table-cell>
          <table:table-cell office:value-type="string" office:value="gyttja mud">
            <text:p>gyttja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3.3023159767048336">
            <text:p>3.3023159767048336</text:p>
          </table:table-cell>
          <table:table-cell office:value-type="float" office:value="3.3023159767048336">
            <text:p>3.3023159767048336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394A">
            <text:p>T-12394A</text:p>
          </table:table-cell>
          <table:table-cell office:value-type="float" office:value="69.2">
            <text:p>69.2</text:p>
          </table:table-cell>
          <table:table-cell office:value-type="float" office:value="33.37">
            <text:p>33.37</text:p>
          </table:table-cell>
          <table:table-cell office:value-type="float" office:value="6875.0">
            <text:p>6875.0</text:p>
          </table:table-cell>
          <table:table-cell office:value-type="float" office:value="172.05">
            <text:p>172.0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1.0">
            <text:p>31.0</text:p>
          </table:table-cell>
          <table:table-cell office:value-type="float" office:value="4.9654094302484255">
            <text:p>4.9654094302484255</text:p>
          </table:table-cell>
          <table:table-cell office:value-type="float" office:value="4.9654094302484255">
            <text:p>4.9654094302484255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Ua-1605A">
            <text:p>TUa-1605A</text:p>
          </table:table-cell>
          <table:table-cell office:value-type="float" office:value="69.25">
            <text:p>69.25</text:p>
          </table:table-cell>
          <table:table-cell office:value-type="float" office:value="33.2">
            <text:p>33.2</text:p>
          </table:table-cell>
          <table:table-cell office:value-type="float" office:value="4130.0">
            <text:p>4130.0</text:p>
          </table:table-cell>
          <table:table-cell office:value-type="float" office:value="114.13">
            <text:p>114.13</text:p>
          </table:table-cell>
          <table:table-cell office:value-type="string" office:value="gyttja mud">
            <text:p>gyttja mu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3.107296382709573">
            <text:p>3.107296382709573</text:p>
          </table:table-cell>
          <table:table-cell office:value-type="float" office:value="3.107296382709573">
            <text:p>3.107296382709573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T-12402A">
            <text:p>T-12402A</text:p>
          </table:table-cell>
          <table:table-cell office:value-type="float" office:value="69.18">
            <text:p>69.18</text:p>
          </table:table-cell>
          <table:table-cell office:value-type="float" office:value="33.42">
            <text:p>33.42</text:p>
          </table:table-cell>
          <table:table-cell office:value-type="float" office:value="9150.0">
            <text:p>9150.0</text:p>
          </table:table-cell>
          <table:table-cell office:value-type="float" office:value="114.13">
            <text:p>114.13</text:p>
          </table:table-cell>
          <table:table-cell office:value-type="string" office:value="mud, plant fragments, gyttja">
            <text:p>mud, plant fragments,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4.572230397738067">
            <text:p>4.572230397738067</text:p>
          </table:table-cell>
          <table:table-cell office:value-type="float" office:value="4.572230397738067">
            <text:p>4.572230397738067</text:p>
          </table:table-cell>
          <table:table-cell office:value-type="string" office:value="CornerEtal2001,BaranskayaEtal2018">
            <text:p>CornerEtal200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4">
            <text:p>Murman_Coast_2-4</text:p>
          </table:table-cell>
          <table:table-cell office:value-type="float" office:value="69.32">
            <text:p>69.32</text:p>
          </table:table-cell>
          <table:table-cell office:value-type="float" office:value="34.35">
            <text:p>34.35</text:p>
          </table:table-cell>
          <table:table-cell office:value-type="float" office:value="3490.0">
            <text:p>3490.0</text:p>
          </table:table-cell>
          <table:table-cell office:value-type="float" office:value="243.84">
            <text:p>243.84</text:p>
          </table:table-cell>
          <table:table-cell office:value-type="string" office:value="organic matter">
            <text:p>organic matt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1975">
            <text:p>3.51975</text:p>
          </table:table-cell>
          <table:table-cell office:value-type="float" office:value="3.3782499352475384">
            <text:p>3.3782499352475384</text:p>
          </table:table-cell>
          <table:table-cell office:value-type="float" office:value="3.3782499352475384">
            <text:p>3.3782499352475384</text:p>
          </table:table-cell>
          <table:table-cell office:value-type="string" office:value="GurevichLiyva1975,BaranskayaEtal2018">
            <text:p>GurevichLiyva1975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8">
            <text:p>Murman_Coast_2-8</text:p>
          </table:table-cell>
          <table:table-cell office:value-type="float" office:value="69.33">
            <text:p>69.33</text:p>
          </table:table-cell>
          <table:table-cell office:value-type="float" office:value="34.28">
            <text:p>34.28</text:p>
          </table:table-cell>
          <table:table-cell office:value-type="float" office:value="5950.0">
            <text:p>5950.0</text:p>
          </table:table-cell>
          <table:table-cell office:value-type="float" office:value="1453.26">
            <text:p>1453.26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019750000000002">
            <text:p>17.019750000000002</text:p>
          </table:table-cell>
          <table:table-cell office:value-type="float" office:value="8.62330766368103">
            <text:p>8.62330766368103</text:p>
          </table:table-cell>
          <table:table-cell office:value-type="float" office:value="8.62330766368103">
            <text:p>8.62330766368103</text:p>
          </table:table-cell>
          <table:table-cell office:value-type="string" office:value="Tanner1907,MitiaevEtal2008,BaranskayaEtal2018">
            <text:p>Tanner1907,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57">
            <text:p>LU-157</text:p>
          </table:table-cell>
          <table:table-cell office:value-type="float" office:value="69.13">
            <text:p>69.13</text:p>
          </table:table-cell>
          <table:table-cell office:value-type="float" office:value="32.54">
            <text:p>32.54</text:p>
          </table:table-cell>
          <table:table-cell office:value-type="float" office:value="8980.0">
            <text:p>8980.0</text:p>
          </table:table-cell>
          <table:table-cell office:value-type="float" office:value="204.59">
            <text:p>204.5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3.6">
            <text:p>33.6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38B">
            <text:p>LU-138B</text:p>
          </table:table-cell>
          <table:table-cell office:value-type="float" office:value="69.13">
            <text:p>69.13</text:p>
          </table:table-cell>
          <table:table-cell office:value-type="float" office:value="32.57">
            <text:p>32.57</text:p>
          </table:table-cell>
          <table:table-cell office:value-type="float" office:value="9240.0">
            <text:p>9240.0</text:p>
          </table:table-cell>
          <table:table-cell office:value-type="float" office:value="178.77">
            <text:p>178.77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8.1">
            <text:p>48.1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138A">
            <text:p>LU-138A</text:p>
          </table:table-cell>
          <table:table-cell office:value-type="float" office:value="69.13">
            <text:p>69.13</text:p>
          </table:table-cell>
          <table:table-cell office:value-type="float" office:value="32.57">
            <text:p>32.57</text:p>
          </table:table-cell>
          <table:table-cell office:value-type="float" office:value="9490.0">
            <text:p>949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8.1">
            <text:p>48.1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LU-330">
            <text:p>LU-330</text:p>
          </table:table-cell>
          <table:table-cell office:value-type="float" office:value="68.7">
            <text:p>68.7</text:p>
          </table:table-cell>
          <table:table-cell office:value-type="float" office:value="32.16">
            <text:p>32.16</text:p>
          </table:table-cell>
          <table:table-cell office:value-type="float" office:value="9340.0">
            <text:p>9340.0</text:p>
          </table:table-cell>
          <table:table-cell office:value-type="float" office:value="154.46">
            <text:p>154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2">
            <text:p>Murman_Coast_2-2</text:p>
          </table:table-cell>
          <table:table-cell office:value-type="float" office:value="69.32">
            <text:p>69.32</text:p>
          </table:table-cell>
          <table:table-cell office:value-type="float" office:value="34.27">
            <text:p>34.27</text:p>
          </table:table-cell>
          <table:table-cell office:value-type="float" office:value="2475.0">
            <text:p>2475.0</text:p>
          </table:table-cell>
          <table:table-cell office:value-type="float" office:value="1627.01">
            <text:p>1627.01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9697499999999994">
            <text:p>7.9697499999999994</text:p>
          </table:table-cell>
          <table:table-cell office:value-type="float" office:value="8.62330766368103">
            <text:p>8.62330766368103</text:p>
          </table:table-cell>
          <table:table-cell office:value-type="float" office:value="8.62330766368103">
            <text:p>8.62330766368103</text:p>
          </table:table-cell>
          <table:table-cell office:value-type="string" office:value="Tanner1907,MitiaevEtal2008,BaranskayaEtal2018">
            <text:p>Tanner1907,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3">
            <text:p>Murman_Coast_2-3</text:p>
          </table:table-cell>
          <table:table-cell office:value-type="float" office:value="69.22">
            <text:p>69.22</text:p>
          </table:table-cell>
          <table:table-cell office:value-type="float" office:value="33.47">
            <text:p>33.47</text:p>
          </table:table-cell>
          <table:table-cell office:value-type="float" office:value="3000.0">
            <text:p>3000.0</text:p>
          </table:table-cell>
          <table:table-cell office:value-type="float" office:value="171.63">
            <text:p>171.63</text:p>
          </table:table-cell>
          <table:table-cell office:value-type="string" office:value="moss from a grave on the terrace">
            <text:p>moss from a grave on th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5">
            <text:p>10.5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Gurina1971,BaranskayaEtal2018">
            <text:p>Gurina1971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1">
            <text:p>Murman_Coast_2-1</text:p>
          </table:table-cell>
          <table:table-cell office:value-type="float" office:value="69.32">
            <text:p>69.32</text:p>
          </table:table-cell>
          <table:table-cell office:value-type="float" office:value="34.35">
            <text:p>34.35</text:p>
          </table:table-cell>
          <table:table-cell office:value-type="float" office:value="1950.0">
            <text:p>1950.0</text:p>
          </table:table-cell>
          <table:table-cell office:value-type="float" office:value="204.84">
            <text:p>204.84</text:p>
          </table:table-cell>
          <table:table-cell office:value-type="string" office:value="organic matter">
            <text:p>organic matt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GurevichLiyva1975,BaranskayaEtal2018">
            <text:p>GurevichLiyva1975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6">
            <text:p>Murman_Coast_2-6</text:p>
          </table:table-cell>
          <table:table-cell office:value-type="float" office:value="69.31">
            <text:p>69.31</text:p>
          </table:table-cell>
          <table:table-cell office:value-type="float" office:value="34.37">
            <text:p>34.37</text:p>
          </table:table-cell>
          <table:table-cell office:value-type="float" office:value="5100.0">
            <text:p>510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5.092641750604494">
            <text:p>5.092641750604494</text:p>
          </table:table-cell>
          <table:table-cell office:value-type="float" office:value="5.092641750604494">
            <text:p>5.092641750604494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7">
            <text:p>Murman_Coast_2-7</text:p>
          </table:table-cell>
          <table:table-cell office:value-type="float" office:value="69.32">
            <text:p>69.32</text:p>
          </table:table-cell>
          <table:table-cell office:value-type="float" office:value="34.36">
            <text:p>34.36</text:p>
          </table:table-cell>
          <table:table-cell office:value-type="float" office:value="5450.0">
            <text:p>545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MitiaevEtal2008,BaranskayaEtal2018">
            <text:p>MitiaevEtal2008,BaranskayaEtal2018</text:p>
          </table:table-cell>
        </table:table-row>
        <table:table-row>
          <table:table-cell office:value-type="string" office:value="Murmansk">
            <text:p>Murmansk</text:p>
          </table:table-cell>
          <table:table-cell office:value-type="string" office:value="radiocarbon">
            <text:p>radiocarbon</text:p>
          </table:table-cell>
          <table:table-cell office:value-type="string" office:value="Murman_Coast_2-5">
            <text:p>Murman_Coast_2-5</text:p>
          </table:table-cell>
          <table:table-cell office:value-type="float" office:value="69.32">
            <text:p>69.32</text:p>
          </table:table-cell>
          <table:table-cell office:value-type="float" office:value="34.37">
            <text:p>34.37</text:p>
          </table:table-cell>
          <table:table-cell office:value-type="float" office:value="5030.0">
            <text:p>5030.0</text:p>
          </table:table-cell>
          <table:table-cell office:value-type="float" office:value="473.67">
            <text:p>473.67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5.092651568682075">
            <text:p>5.092651568682075</text:p>
          </table:table-cell>
          <table:table-cell office:value-type="float" office:value="5.092651568682075">
            <text:p>5.092651568682075</text:p>
          </table:table-cell>
          <table:table-cell office:value-type="string" office:value="MitiaevEtal2008,BaranskayaEtal2018">
            <text:p>MitiaevEtal2008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